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eunião sobre sistema de pesquisa e satisfação:</text:p>
      <text:p text:style-name="Standard"/>
      <text:p text:style-name="Standard"/>
      <text:p text:style-name="Standard">Definições:</text:p>
      <text:p text:style-name="Standard"/>
      <text:p text:style-name="Standard">1 – Rastreabilidade (sistema de log de alterações)<text:s/>– Falar com o Brian</text:p>
      <text:p text:style-name="Standard"/>
      <text:p text:style-name="Standard">Relatórios por período e por eventos<text:s/></text:p>
      <text:p text:style-name="Standard">Relatório por prestadoras</text:p>
      <text:p text:style-name="Standard"/>
      <text:p text:style-name="Standard">Cheblagem....</text:p>
      <text:p text:style-name="Standard"/>
      <text:p text:style-name="Standard">Vincular pergunta a prestadora de serviço do departamento;</text:p>
      <text:p text:style-name="Standard">Gerar token ao enviar e-mail de consulta para o cliente;</text:p>
      <text:p text:style-name="Standard">Ao finalizar pesquisa não pode ser finalizada.</text:p>
      <text:p text:style-name="Standard">Cadastro de eventos → período</text:p>
      <text:p text:style-name="Standard">Cadastro de clientes</text:p>
      <text:p text:style-name="Standard">Cadastro de prestadoras</text:p>
      <text:p text:style-name="Standard">Cadastro de pergunta, vinculado a prestadora e departamento</text:p>
      <text:p text:style-name="Standard"/>
      <text:p text:style-name="Standard">Contato</text:p>
      <text:p text:style-name="Standard">Adrian<text:bookmark-start text:name="_GoBack"/><text:bookmark-end text:name="_GoBack"/>a – Dil</text:p>
      <text:p text:style-name="Standard"/>
      <text:p text:style-name="Standard">Entregar cronograma hoj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ian Monteiro</meta:initial-creator>
    <dc:creator>brian</dc:creator>
    <meta:creation-date>2014-04-10T15:37:00Z</meta:creation-date>
    <dc:date>2014-04-15T22:18:00Z</dc:date>
    <meta:template xlink:href="Normal.dotm" xlink:type="simple"/>
    <meta:editing-cycles>2</meta:editing-cycles>
    <meta:editing-duration>PT3720S</meta:editing-duration>
    <meta:document-statistic meta:page-count="1" meta:paragraph-count="1" meta:word-count="87" meta:character-count="562" meta:row-count="3" meta:non-whitespace-character-count="476"/>
  </office:meta>
</office:document-meta>
</file>